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20d0b" officeooo:paragraph-rsid="00120d0b" style:font-size-asian="18pt" style:font-size-complex="18pt"/>
    </style:style>
    <style:style style:name="P2" style:family="paragraph" style:parent-style-name="Standard">
      <style:text-properties fo:font-size="18pt" officeooo:rsid="00121476" officeooo:paragraph-rsid="00121476" style:font-size-asian="18pt" style:font-size-complex="18pt"/>
    </style:style>
    <style:style style:name="P3" style:family="paragraph" style:parent-style-name="Standard">
      <style:text-properties fo:font-size="18pt" officeooo:rsid="0013409e" officeooo:paragraph-rsid="0013409e" style:font-size-asian="18pt" style:font-size-complex="18pt"/>
    </style:style>
    <style:style style:name="P4" style:family="paragraph" style:parent-style-name="Standard">
      <style:text-properties fo:font-size="18pt" fo:font-weight="bold" officeooo:rsid="00121476" officeooo:paragraph-rsid="0012147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20pt" fo:font-weight="bold" officeooo:rsid="00120d0b" officeooo:paragraph-rsid="00120d0b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4pt" officeooo:rsid="00120d0b" officeooo:paragraph-rsid="00120d0b" style:font-size-asian="14pt" style:font-size-complex="14pt"/>
    </style:style>
    <style:style style:name="P7" style:family="paragraph" style:parent-style-name="Standard">
      <style:text-properties fo:font-size="14pt" officeooo:rsid="0013409e" officeooo:paragraph-rsid="0013409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nk Account Class</text:p>
      <text:p text:style-name="P1"/>
      <text:p text:style-name="P4">Data</text:p>
      <text:p text:style-name="P6">Name of account holder</text:p>
      <text:p text:style-name="P6">Balance</text:p>
      <text:p text:style-name="P6">AccountType</text:p>
      <text:p text:style-name="P6">Password</text:p>
      <text:p text:style-name="P6">DebitCard</text:p>
      <text:p text:style-name="P6">AccountNumber</text:p>
      <text:p text:style-name="P6">Address</text:p>
      <text:p text:style-name="P6">InterestRate</text:p>
      <text:p text:style-name="P7">IsFrozen</text:p>
      <text:p text:style-name="P1"/>
      <text:p text:style-name="P4">Behaviors/Methods/Operations</text:p>
      <text:p text:style-name="P2"/>
      <text:p text:style-name="P2">ApplyInterest</text:p>
      <text:p text:style-name="P2">Deposit</text:p>
      <text:p text:style-name="P2">Withdraw</text:p>
      <text:p text:style-name="P2">closeAccount</text:p>
      <text:p text:style-name="P2">applyFees</text:p>
      <text:p text:style-name="P3">FreezeAccount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0:24:16.620063964</meta:creation-date>
    <dc:date>2025-06-02T10:36:36.132301427</dc:date>
    <meta:editing-duration>PT12M1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23" meta:character-count="209" meta:non-whitespace-character-count="204"/>
  </office:meta>
</office:document-meta>
</file>